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332ae"/>
    </style:style>
    <style:style style:name="T1" style:family="text">
      <style:text-properties officeooo:rsid="000332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"""<text:line-break/>Fichier source pour l'etape D2.<text:line-break/>Le programme est coupé en 3 morceaux.<text:line-break/>Assemblez-les puis exécutez le programme (après l'avoir compilé si besoin).<text:line-break/>"""<text:line-break/><text:line-break/><text:line-break/>def sayit():<text:line-break/><text:s text:c="4"/>dec = str.maketrans("1234567890/abcdefghijklmnopqrstuvwxyz",<text:line-break/><text:s text:c="24"/>"abcdefghijklmnopqrstuvwxyz/1234567890")<text:line-break/><text:s text:c="4"/>exec('eg9ci(\'V9h92a5b5ci, a5 3de95g-3daa5g 1 b1g385'<text:line-break/><text:s text:c="9"/>' !\')'.translate(dec))<text:line-break/><text:s text:c="4"/>exec('96 q == z: eg9ci("rxrxzquwxy")'.translate(dec))<text:line-break/><text:s text:c="4"/>exec('96 qrst != qrst: eg9ci("qrwx")'.translate(dec))<text:line-break/><text:s text:c="4"/># 1adec838-6bb1-11e7-ab2d-3fcd0e52e6b1<text:line-break/><text:s text:c="4"/>while False:<text:line-break/><text:s text:c="8"/>print("1adee52a-6bb1-11e7-896b-ab255dcd6dce")<text:line-break/><text:s text:c="4"/>exec('eg9ci(\'\')'.translate(dec))<text:line-break/><text:s text:c="4"/>exec('96 q == z: eg9ci("yrsrxvqx")'.translate(dec))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21T15:55:33</meta:creation-date>
    <meta:document-statistic meta:table-count="0" meta:image-count="0" meta:object-count="0" meta:page-count="1" meta:paragraph-count="1" meta:word-count="1" meta:character-count="26"/>
    <dc:date>2011-07-21T15:55:58</dc:date>
    <meta:editing-duration>PT00H00M26S</meta:editing-duration>
    <meta:editing-cycles>1</meta:editing-cycles>
    <meta:generator>OpenOffice.org/3.2$Linux OpenOffice.org_project/320m19$Build-9505</meta:generator>
  </office:meta>
</office:document-meta>
</file>